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c5e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c5e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c5e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c5e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c5e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c5e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c5e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c5e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c5e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c5e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c5e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c5e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c5e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c5e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c5e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c5e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c5e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ranyelis Del Valle Martínez Bastardo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61784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regorio Josè Martinez Carr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20345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6.4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2" meta:non-whitespace-character-count="1012"/>
    <meta:template xlink:type="simple" xlink:actuate="onRequest" xlink:title="Normal" xlink:href=""/>
  </office:meta>
</office:document-meta>
</file>